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5A01552440F598E5A43.jpg" manifest:media-type="image/jpeg"/>
  <manifest:file-entry manifest:full-path="Pictures/1000000000000780000000B8E91FB305064208BA.jpg" manifest:media-type="image/jpeg"/>
  <manifest:file-entry manifest:full-path="Pictures/10000201000001C4000000A22284E2CBB5FE81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1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_20_pag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p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Title_20_pag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4" style:family="presentation" style:parent-style-name="Title_20_page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.423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0" style:family="paragraph">
      <style:paragraph-properties fo:margin-left="0cm" fo:margin-right="0cm" fo:margin-top="0cm" fo:margin-bottom="0.423cm" fo:line-height="100%" fo:text-align="start" fo:text-indent="0cm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216592" style:text-line-through-style="none" style:text-line-through-type="none" style:text-position="0% 100%" style:font-name="Calibri" fo:font-size="32pt" fo:letter-spacing="0.011cm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0.011cm" fo:font-style="normal" style:text-underline-style="none" fo:font-weight="bold" style:font-name-asian="ＭＳ Ｐゴシック" style:font-size-asian="22pt" style:font-style-asian="normal" style:font-weight-asian="bold" style:font-name-complex="Calibri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165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Arial" fo:color="#2679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style:font-name="Arial" fo:color="#2679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">
        <draw:frame draw:name="Titel 1" presentation:style-name="pr1" draw:text-style-name="P2" draw:layer="layout" svg:width="21.589cm" svg:height="2.984cm" svg:x="1.909cm" svg:y="7.832cm" presentation:class="title" presentation:user-transformed="true">
          <draw:text-box>
            <text:p text:style-name="P1"><text:span text:style-name="T1">C</text:span><text:span text:style-name="T1">o</text:span><text:span text:style-name="T1">h</text:span><text:span text:style-name="T1">er</text:span><text:span text:style-name="T1">e</text:span><text:span text:style-name="T1">nt </text:span><text:span text:style-name="T1">Di</text:span><text:span text:style-name="T1">ff</text:span><text:span text:style-name="T1">ra</text:span><text:span text:style-name="T1">ct</text:span><text:span text:style-name="T1">iv</text:span><text:span text:style-name="T1">e </text:span><text:span text:style-name="T1">I</text:span><text:span text:style-name="T1">m</text:span><text:span text:style-name="T1">a</text:span><text:span text:style-name="T1">gi</text:span><text:span text:style-name="T1">n</text:span><text:span text:style-name="T1">g </text:span><text:span text:style-name="T1">w</text:span><text:span text:style-name="T1">it</text:span><text:span text:style-name="T1">h </text:span><text:span text:style-name="T1">N</text:span><text:span text:style-name="T1">e</text:span><text:span text:style-name="T1">ur</text:span><text:span text:style-name="T1">al </text:span><text:span text:style-name="T1">N</text:span><text:span text:style-name="T1">et</text:span><text:span text:style-name="T1">w</text:span><text:span text:style-name="T1">or</text:span><text:span text:style-name="T1">k</text:span></text:p>
          </draw:text-box>
        </draw:frame>
        <draw:frame draw:name="Textplatzhalter 3" presentation:style-name="pr2" draw:text-style-name="P4" draw:layer="layout" svg:width="5.075cm" svg:height="0.784cm" svg:x="1.826cm" svg:y="17.74cm" presentation:class="outline" presentation:user-transformed="true">
          <draw:text-box>
            <text:p text:style-name="P3"><text:span text:style-name="T2">Jonathon White</text:span></text:p>
          </draw:text-box>
        </draw:frame>
        <draw:frame draw:name="Textplatzhalter 4" presentation:style-name="pr2" draw:text-style-name="P4" draw:layer="layout" svg:width="6.001cm" svg:height="0.784cm" svg:x="7.161cm" svg:y="17.736cm" presentation:class="outline" presentation:user-transformed="true">
          <draw:text-box>
            <text:p text:style-name="P3"><text:span text:style-name="T2">jonathon.white@uni-</text:span><text:span text:style-name="T2">jena.de</text:span></text:p>
          </draw:text-box>
        </draw:frame>
        <draw:custom-shape draw:name="Textfeld 2" draw:style-name="gr1" draw:text-style-name="P6" draw:layer="layout" svg:width="21.589cm" svg:height="1.013cm" svg:x="1.909cm" svg:y="11.593cm">
          <text:p text:style-name="P5"><text:span text:style-name="T3">Jonathon Wh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4.207cm" svg:height="10.657cm" svg:x="2.756cm" svg:y="2.134cm" draw:page-number="1" presentation:class="page"/>
          <draw:frame draw:name="Notizenplatzhalter 2" presentation:style-name="pr3" draw:text-style-name="P7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Foliennummernplatzhalter 3" presentation:style-name="pr4" draw:text-style-name="P9" draw:layer="layout" svg:width="8.544cm" svg:height="1.42cm" svg:x="11.17cm" svg:y="27.003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MI" draw:style-name="dp1" draw:master-page-name="Title_2c__20_content">
        <draw:frame draw:name="Inhaltsplatzhalter 1" presentation:style-name="pr5" draw:text-style-name="P6" draw:layer="layout" svg:width="22.436cm" svg:height="14.961cm" svg:x="1.482cm" svg:y="2.963cm" presentation:class="outline" presentation:user-transformed="true">
          <draw:text-box>
            <text:list text:style-name="L5">
              <text:list-item>
                <text:p xml:id="id1" text:id="id1" text:style-name="P10"><text:span text:style-name="T5">Point 1</text:span></text:p>
              </text:list-item>
              <text:list-item>
                <text:p xml:id="id2" text:id="id2" text:style-name="P10"><text:span text:style-name="T5">Point 2</text:span></text:p>
              </text:list-item>
              <text:list-item>
                <text:p xml:id="id3" text:id="id3" text:style-name="P10"><text:span text:style-name="T5">Point 3</text:span></text:p>
              </text:list-item>
            </text:list>
            <text:p text:style-name="P10"><text:span text:style-name="T5"/></text:p>
          </draw:text-box>
        </draw:frame>
        <draw:frame draw:name="Titel 2" presentation:style-name="pr6" draw:text-style-name="P11" draw:layer="layout" svg:width="18.004cm" svg:height="1.851cm" svg:x="0.697cm" svg:y="0.273cm" presentation:class="title" presentation:user-transformed="true">
          <draw:text-box>
            <text:p text:style-name="P5"><text:span text:style-name="T6">To</text:span><text:span text:style-name="T6">pic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</anim:seq>
        </anim:par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1" svg:font-family="Calibri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gradient draw:name="Gradient_20_2" draw:display-name="Gradient 2" draw:style="linear" draw:start-color="#ffc35a" draw:end-color="#ffc35a" draw:start-intensity="100%" draw:end-intensity="100%" draw:angle="900" draw:border="0%"/>
    <draw:opacity draw:name="msTransGradient_20_1" draw:display-name="msTransGradient 1" draw:style="linear" draw:start="100%" draw:end="0%" draw:angle="900" draw:border="0%"/>
    <draw:opacity draw:name="msTransGradient_20_2" draw:display-name="msTransGradient 2" draw:style="linear" draw:start="0%" draw:end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079cm"/>
    <draw:stroke-dash draw:name="Dashed_20__28_var_29__20_5" draw:display-name="Dashed (var) 5" draw:style="rect" draw:dots2="1" draw:dots2-length="0.316cm" draw:distance="0.237cm"/>
    <draw:stroke-dash draw:name="Dashed_20__28_var_29__20_6" draw:display-name="Dashed (var) 6" draw:style="rect" draw:dots2="1" draw:dots2-length="0.237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page-background" style:display-name="Title page-background" style:family="presentation">
      <style:graphic-properties draw:stroke="none" draw:fill="solid" draw:fill-color="#ffffff"/>
      <style:text-properties style:letter-kerning="true"/>
    </style:style>
    <style:style style:name="Title_20_page-backgroundobjects" style:display-name="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shrink-to-fit" style:shrink-to-fit="true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de" style:country-asian="DE" style:font-style-asian="normal" style:font-weight-asian="normal" style:font-name-complex="Calibri" style:font-family-complex="Calibri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Title_20_page-outline3" style:display-name="Title page-outline3" style:family="presentation" style:parent-style-name="Title_20_pag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Title_20_page-outline4" style:display-name="Title page-outline4" style:family="presentation" style:parent-style-name="Title_20_page-outline3">
      <style:paragraph-properties fo:margin-top="0.2cm" fo:margin-bottom="0cm" fo:line-height="100%" fo:text-align="start" style:punctuation-wrap="simple">
        <style:tab-stops>
          <style:tab-stop style:position="0.498cm"/>
        </style:tab-stops>
      </style:paragraph-properties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le_20_page-outline5" style:display-name="Title page-outline5" style:family="presentation" style:parent-style-name="Title_20_page-outline4">
      <style:paragraph-properties fo:margin-top="0.1cm" fo:margin-bottom="0cm"/>
      <style:text-properties fo:font-size="20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top="0.1cm" fo:margin-bottom="0cm"/>
      <style:text-properties fo:font-size="20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top="0.1cm" fo:margin-bottom="0cm"/>
      <style:text-properties fo:font-size="20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top="0.1cm" fo:margin-bottom="0cm"/>
      <style:text-properties fo:font-size="20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top="0.1cm" fo:margin-bottom="0cm"/>
      <style:text-properties fo:font-size="20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22pt" style:language-asian="de" style:country-asian="DE" style:font-style-asian="normal" style:font-weight-asian="normal" style:font-name-complex="Calibri" style:font-family-complex="Calibri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0pt" style:language-asian="de" style:country-asian="DE" style:font-style-asian="normal" style:font-weight-asian="normal" style:font-name-complex="Calibri" style:font-family-complex="Calibri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name-complex="Calibri" style:font-family-complex="Calibri" style:font-family-generic-complex="swiss" style:font-pitch-complex="variable" style:font-size-complex="18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100%" fo:text-align="start" style:punctuation-wrap="simple">
        <style:tab-stops>
          <style:tab-stop style:position="0.498cm"/>
        </style:tab-stops>
      </style:paragraph-properties>
      <style:text-properties fo:font-variant="normal" fo:text-transform="none" fo:color="#40404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22pt" style:language-asian="de" style:country-asian="DE" style:font-style-asian="normal" style:font-weight-asian="normal" style:font-name-complex="Calibri" style:font-family-complex="Calibri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029cm, 0cm)" draw:image-opacity="100%" style:mirror="none"/>
    </style:style>
    <style:style style:name="Mgr5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64cm" draw:shadow-offset-y="0cm" draw:shadow-color="#000000" draw:shadow-opacity="40%"/>
    </style:style>
    <style:style style:name="Mgr6" style:family="graphic" style:parent-style-name="standard">
      <style:graphic-properties draw:stroke="solid" svg:stroke-width="0.079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pag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0_p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Title_20_pag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c_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.423cm" fo:line-height="100%" fo:text-align="start" style:punctuation-wrap="simple" style:writing-mode="lr-tb"/>
      <style:text-properties fo:font-size="1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cm" fo:margin-bottom="0.423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/>
    </style:style>
    <style:style style:name="MP14" style:family="paragraph">
      <style:paragraph-properties fo:margin-top="0cm" fo:margin-bottom="0cm" fo:line-height="100%" fo:text-align="start" style:punctuation-wrap="simple" style:writing-mode="lr-tb"/>
      <style:text-properties fo:font-size="2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216592" style:text-line-through-style="none" style:text-line-through-type="none" style:text-position="0% 100%" style:font-name="Calibri" fo:font-size="32pt" fo:letter-spacing="0.011cm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0.011cm" fo:font-style="normal" style:text-underline-style="none" fo:font-weight="bold" style:font-name-asian="ＭＳ Ｐゴシック" style:font-size-asian="22pt" style:font-style-asian="normal" style:font-weight-asian="bold" style:font-name-complex="Calibri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165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style:font-name="Arial" fo:color="#2679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style:font-name="Arial" fo:color="#2679ad" fo:font-size="100%"/>
      </text:list-level-style-bullet>
      <text:list-level-style-bullet text:level="2" text:bullet-char="•">
        <style:list-level-properties text:space-before="0.501cm" text:min-label-width="0.499cm"/>
        <style:text-properties style:font-name="Arial" fo:color="#216592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style:font-name="Arial" fo:color="#2679ad" fo:font-size="100%"/>
      </text:list-level-style-bullet>
      <text:list-level-style-bullet text:level="2" text:bullet-char="•">
        <style:list-level-properties text:space-before="0.501cm" text:min-label-width="0.499cm"/>
        <style:text-properties style:font-name="Arial" fo:color="#216592" fo:font-size="120%"/>
      </text:list-level-style-bullet>
      <text:list-level-style-bullet text:level="3" text:bullet-char="•">
        <style:list-level-properties text:space-before="1.001cm" text:min-label-width="0.499cm"/>
        <style:text-properties style:font-name="Arial" fo:color="#216592" fo:font-size="127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style:font-name="Arial" fo:color="#2679ad" fo:font-size="100%"/>
      </text:list-level-style-bullet>
      <text:list-level-style-bullet text:level="2" text:bullet-char="•">
        <style:list-level-properties text:space-before="0.501cm" text:min-label-width="0.499cm"/>
        <style:text-properties style:font-name="Arial" fo:color="#216592" fo:font-size="120%"/>
      </text:list-level-style-bullet>
      <text:list-level-style-bullet text:level="3" text:bullet-char="•">
        <style:list-level-properties text:space-before="1.001cm" text:min-label-width="0.499cm"/>
        <style:text-properties style:font-name="Arial" fo:color="#216592" fo:font-size="127%"/>
      </text:list-level-style-bullet>
      <text:list-level-style-bullet text:level="4" text:bullet-char="•">
        <style:list-level-properties text:space-before="1.501cm" text:min-label-width="0.499cm"/>
        <style:text-properties style:font-name="Arial" fo:color="#216592" fo:font-size="12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page" style:display-name="Title page" style:page-layout-name="PM1" draw:style-name="Mdp1">
      <draw:frame draw:name="Bild 6" draw:style-name="Mgr3" draw:text-style-name="MP5" draw:layer="backgroundobjects" svg:width="25.399cm" svg:height="2.455cm" svg:x="0cm" svg:y="0cm">
        <draw:image xlink:href="Pictures/1000000000000780000000B8E91FB305064208BA.jpg" xlink:type="simple" xlink:show="embed" xlink:actuate="onLoad">
          <text:p/>
        </draw:image>
      </draw:frame>
      <draw:frame draw:name="Bild 7" draw:style-name="Mgr4" draw:text-style-name="MP5" draw:layer="backgroundobjects" svg:width="5.502cm" svg:height="1.961cm" svg:x="19.597cm" svg:y="0.216cm">
        <draw:image xlink:href="Pictures/10000201000001C4000000A22284E2CBB5FE8184.png" xlink:type="simple" xlink:show="embed" xlink:actuate="onLoad">
          <text:p/>
        </draw:image>
      </draw:frame>
      <draw:frame draw:name="Bild 8" draw:style-name="Mgr3" draw:text-style-name="MP5" draw:layer="backgroundobjects" svg:width="25.399cm" svg:height="19.049cm" svg:x="0cm" svg:y="0cm">
        <draw:image xlink:href="Pictures/1000000000000780000005A01552440F598E5A43.jpg" xlink:type="simple" xlink:show="embed" xlink:actuate="onLoad">
          <text:p/>
        </draw:image>
      </draw:frame>
      <draw:custom-shape draw:name="Rechteck 5" draw:style-name="Mgr5" draw:text-style-name="MP6" draw:layer="backgroundobjects" svg:width="25.399cm" svg:height="11.852cm" svg:x="0cm" svg:y="7.1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1" draw:style-name="Mgr3" draw:text-style-name="MP5" draw:layer="backgroundobjects" svg:width="10.04cm" svg:height="3.597cm" svg:x="2.117cm" svg:y="2.963cm">
        <draw:image xlink:href="Pictures/10000201000001C4000000A22284E2CBB5FE8184.png" xlink:type="simple" xlink:show="embed" xlink:actuate="onLoad">
          <text:p/>
        </draw:image>
      </draw:frame>
      <draw:line draw:name="Gerade Verbindung 7" draw:style-name="Mgr6" draw:text-style-name="MP5" draw:layer="backgroundobjects" svg:x1="1.825cm" svg:y1="11.191cm" svg:x2="23.415cm" svg:y2="11.196cm">
        <text:p/>
      </draw:line>
      <draw:custom-shape draw:name="Textfeld 18" draw:style-name="Mgr7" draw:text-style-name="MP8" draw:layer="backgroundobjects" svg:width="5.599cm" svg:height="0.508cm" svg:x="18.102cm" svg:y="17.74cm">
        <text:p text:style-name="MP7"><text:span text:style-name="MT1">www.iap.uni-jena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10" draw:layer="backgroundobjects" svg:width="21.589cm" svg:height="2.984cm" svg:x="1.911cm" svg:y="7.832cm" presentation:class="title" presentation:user-transformed="true">
        <draw:text-box>
          <text:p text:style-name="MP9"><text:span text:style-name="MT2">H</text:span><text:span text:style-name="MT2">a</text:span><text:span text:style-name="MT2">g</text:span><text:span text:style-name="MT2">a </text:span><text:span text:style-name="MT2">cl</text:span><text:span text:style-name="MT2">ic </text:span><text:span text:style-name="MT2">p</text:span><text:span text:style-name="MT2">ar</text:span><text:span text:style-name="MT2">a </text:span><text:span text:style-name="MT2">m</text:span><text:span text:style-name="MT2">o</text:span><text:span text:style-name="MT2">di</text:span><text:span text:style-name="MT2">fi</text:span><text:span text:style-name="MT2">ca</text:span><text:span text:style-name="MT2">r </text:span><text:span text:style-name="MT2">el </text:span><text:span text:style-name="MT2">e</text:span><text:span text:style-name="MT2">st</text:span><text:span text:style-name="MT2">il</text:span><text:span text:style-name="MT2">o </text:span><text:span text:style-name="MT2">d</text:span><text:span text:style-name="MT2">e </text:span><text:span text:style-name="MT2">tí</text:span><text:span text:style-name="MT2">tu</text:span><text:span text:style-name="MT2">lo </text:span><text:span text:style-name="MT2">d</text:span><text:span text:style-name="MT2">el </text:span><text:span text:style-name="MT2">p</text:span><text:span text:style-name="MT2">at</text:span><text:span text:style-name="MT2">ró</text:span><text:span text:style-name="MT2">n</text:span></text:p>
        </draw:text-box>
      </draw:frame>
      <draw:frame draw:name="Textplatzhalter 9" presentation:style-name="Mpr2" draw:text-style-name="MP12" draw:layer="backgroundobjects" svg:width="5.075cm" svg:height="0.785cm" svg:x="1.824cm" svg:y="17.74cm" presentation:class="outline" presentation:user-transformed="true">
        <draw:text-box>
          <text:p text:style-name="MP11"><text:span text:style-name="MT3">Editar el estilo de texto del </text:span><text:span text:style-name="MT3">patrón</text:span></text:p>
        </draw:text-box>
      </draw:frame>
      <draw:frame draw:name="Textplatzhalter 9" presentation:style-name="Mpr2" draw:text-style-name="MP12" draw:layer="backgroundobjects" svg:width="6cm" svg:height="0.785cm" svg:x="7.161cm" svg:y="17.736cm" presentation:class="outline" presentation:user-transformed="true">
        <draw:text-box>
          <text:p text:style-name="MP11"><text:span text:style-name="MT3">Editar el estilo de texto del </text:span><text:span text:style-name="MT3">patrón</text:span></text:p>
        </draw:text-box>
      </draw:frame>
      <presentation:notes style:page-layout-name="PM2">
        <draw:page-thumbnail presentation:style-name="Title_20_page-title" draw:layer="backgroundobjects" svg:width="19.798cm" svg:height="11.136cm" svg:x="0.6cm" svg:y="2.257cm" presentation:class="page"/>
        <draw:frame presentation:style-name="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6" draw:style-name="Mgr3" draw:text-style-name="MP5" draw:layer="backgroundobjects" svg:width="25.399cm" svg:height="2.455cm" svg:x="0cm" svg:y="0cm">
        <draw:image xlink:href="Pictures/1000000000000780000000B8E91FB305064208BA.jpg" xlink:type="simple" xlink:show="embed" xlink:actuate="onLoad">
          <text:p/>
        </draw:image>
      </draw:frame>
      <draw:frame draw:name="Bild 7" draw:style-name="Mgr4" draw:text-style-name="MP5" draw:layer="backgroundobjects" svg:width="5.502cm" svg:height="1.961cm" svg:x="19.597cm" svg:y="0.216cm">
        <draw:image xlink:href="Pictures/10000201000001C4000000A22284E2CBB5FE8184.png" xlink:type="simple" xlink:show="embed" xlink:actuate="onLoad">
          <text:p/>
        </draw:image>
      </draw:frame>
      <draw:frame draw:name="Inhaltsplatzhalter 2" presentation:style-name="Mpr5" draw:text-style-name="MP8" draw:layer="backgroundobjects" svg:width="22.436cm" svg:height="14.961cm" svg:x="1.482cm" svg:y="2.963cm" presentation:class="outline" presentation:user-transformed="true">
        <draw:text-box>
          <text:p text:style-name="MP13"><text:span text:style-name="MT4">Editar el estilo de </text:span><text:span text:style-name="MT4">texto del patrón</text:span></text:p>
          <text:list text:style-name="ML6">
            <text:list-item>
              <text:list>
                <text:list-item>
                  <text:p text:style-name="MP13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4" presentation:style-name="Mpr6" draw:text-style-name="MP15" draw:layer="backgroundobjects" svg:width="18.004cm" svg:height="1.851cm" svg:x="0.697cm" svg:y="0.273cm" presentation:class="title" presentation:user-transformed="true">
        <draw:text-box>
          <text:p text:style-name="MP14"><text:span text:style-name="MT5">Ha</text:span><text:span text:style-name="MT5">ga </text:span><text:span text:style-name="MT5">cli</text:span><text:span text:style-name="MT5">c </text:span><text:span text:style-name="MT5">pa</text:span><text:span text:style-name="MT5">ra </text:span><text:span text:style-name="MT5">mo</text:span><text:span text:style-name="MT5">difi</text:span><text:span text:style-name="MT5">car </text:span><text:span text:style-name="MT5">el </text:span><text:span text:style-name="MT5">est</text:span><text:span text:style-name="MT5">ilo </text:span><text:span text:style-name="MT5">de </text:span><text:span text:style-name="MT5">tít</text:span><text:span text:style-name="MT5">ulo </text:span><text:span text:style-name="MT5">del </text:span><text:span text:style-name="MT5">pa</text:span><text:span text:style-name="MT5">tró</text:span><text:span text:style-name="MT5">n</text:span></text:p>
        </draw:text-box>
      </draw:frame>
      <draw:frame draw:name="Fußzeilenplatzhalter 1" presentation:style-name="Mpr7" draw:text-style-name="MP16" draw:layer="backgroundobjects" svg:width="25.399cm" svg:height="1.123cm" svg:x="0cm" svg:y="17.926cm" presentation:class="footer" presentation:user-transformed="true">
        <draw:text-box>
          <text:p/>
        </draw:text-box>
      </draw:frame>
      <presentation:notes style:page-layout-name="PM2">
        <draw:page-thumbnail presentation:style-name="Title_2c__20_content-title" draw:layer="backgroundobjects" svg:width="14.212cm" svg:height="10.659cm" svg:x="2.753cm" svg:y="2.16cm" presentation:class="page"/>
        <draw:frame presentation:style-name="Title_2c__20_conten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ent Developments in Fiber Lasers and Mode Stability Issues in LMA Fibers</dc:title>
    <meta:initial-creator>Jauregui, Cesar</meta:initial-creator>
    <meta:editing-cycles>524</meta:editing-cycles>
    <meta:print-date>2017-01-04T10:20:13</meta:print-date>
    <meta:creation-date>2012-06-04T10:17:56</meta:creation-date>
    <dc:date>2019-12-20T16:20:03.026094833</dc:date>
    <meta:editing-duration>PT10M10S</meta:editing-duration>
    <meta:generator>LibreOffice/6.0.7.3$Linux_X86_64 LibreOffice_project/00m0$Build-3</meta:generator>
    <meta:document-statistic meta:object-count="48"/>
    <meta:user-defined meta:name="AppVersion">15.0000</meta:user-defined>
    <meta:user-defined meta:name="HiddenSlides" meta:value-type="float">9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template xlink:type="simple" xlink:actuate="onRequest" xlink:title="folien_design_iap" xlink:href=""/>
  </office:meta>
</office:document-meta>
</file>